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21-04-06 16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20-07-30 15:0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2088" calcext:value-type="float">
            <text:p>3.752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7-10-17 15:3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7-07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7-07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7704" calcext:value-type="float">
            <text:p>3.727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7-07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7-07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1128" calcext:value-type="float">
            <text:p>3.691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7-07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8936" calcext:value-type="float">
            <text:p>3.678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7-07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0648" calcext:value-type="float">
            <text:p>3.660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7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7-06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4072" calcext:value-type="float">
            <text:p>3.624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7-06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8832" calcext:value-type="float">
            <text:p>3.608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7-06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7-06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7-06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7-06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7-06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7-06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7-06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7-06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7-06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7-06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7-06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7-06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7-06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7-06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7-06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7-06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7-06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7-06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7-06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7-06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7-06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7-06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7-06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7-06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7-06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7-06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7-06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7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7-05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7-05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7-05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7-05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7-05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7-05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7-05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7-05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7-05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7-05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7-05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7-05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7-05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7-05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7-05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7-05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7-05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7-05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7-05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7-05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7-05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7-05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7-05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7-05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7-05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7-05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7-05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7-05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7-05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7-05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7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7-04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7-04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7-04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7-04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7-04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7-04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7-04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7-04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7-04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3696" calcext:value-type="float">
            <text:p>3.663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7-04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888" calcext:value-type="float">
            <text:p>3.675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7-04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1128" calcext:value-type="float">
            <text:p>3.691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7-04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0272" calcext:value-type="float">
            <text:p>3.700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7-04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7-04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0272" calcext:value-type="float">
            <text:p>3.700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7-04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7704" calcext:value-type="float">
            <text:p>3.727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7-04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7-04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7-04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7-04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7-04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7-04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7-04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7-04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7-04-06 14:4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7-04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7-04-04 20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7-04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7-04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7-04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7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2088" calcext:value-type="float">
            <text:p>3.752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7-03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7-03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7-03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7-03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7704" calcext:value-type="float">
            <text:p>3.727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7-03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5512" calcext:value-type="float">
            <text:p>3.715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7-03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7-03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7-03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8936" calcext:value-type="float">
            <text:p>3.678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7-03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888" calcext:value-type="float">
            <text:p>3.675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7-03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3696" calcext:value-type="float">
            <text:p>3.663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7-03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7-03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7-03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7-03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7-03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8832" calcext:value-type="float">
            <text:p>3.608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7-03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9688" calcext:value-type="float">
            <text:p>3.599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7-03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7-03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7-03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7-03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92" calcext:value-type="float">
            <text:p>3.550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7-03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7-03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7-03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7-03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7-03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7-03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92" calcext:value-type="float">
            <text:p>3.550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7-03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7-03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5304" calcext:value-type="float">
            <text:p>3.575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7-03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9688" calcext:value-type="float">
            <text:p>3.599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7-03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7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5032" calcext:value-type="float">
            <text:p>3.685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7-0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7-0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7-0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7-0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7-0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7-0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7-0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7-0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7-0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7-0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7-0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7-0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7-0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7-0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7-0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7-0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7-0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7-0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7-0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7-0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7-0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7-0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7-0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7-0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7-0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7-0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7-0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7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1816" calcext:value-type="float">
            <text:p>3.86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7-0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7-0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7-0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624" calcext:value-type="float">
            <text:p>3.84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7-0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7-0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7-0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7-0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7-0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7-0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7-0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7-0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7-0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7-0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7-0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7-0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7-0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7-0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7-0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7-0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7-0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7-0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7-0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7-0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7-0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7-0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7-0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7-0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2088" calcext:value-type="float">
            <text:p>3.752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7-0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7-0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7-0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6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6-12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6-1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6-1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6-1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6-1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6-1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6-1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6-1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7704" calcext:value-type="float">
            <text:p>3.727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6-1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6-1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5512" calcext:value-type="float">
            <text:p>3.715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6-1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9416" calcext:value-type="float">
            <text:p>3.709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6-1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6-1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176" calcext:value-type="float">
            <text:p>3.694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6-1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8936" calcext:value-type="float">
            <text:p>3.678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6-1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284" calcext:value-type="float">
            <text:p>3.672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6-1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9792" calcext:value-type="float">
            <text:p>3.669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6-1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6-1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6-1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6-1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6-1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6-1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6-1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6-1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6-1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6744" calcext:value-type="float">
            <text:p>3.666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6-1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6-1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6-1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6-1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6-1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6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6-1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6-1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6-1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6-1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6-1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6-1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6-1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6-1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6-1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6-1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6-1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6-1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6-1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176" calcext:value-type="float">
            <text:p>3.694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6-1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5032" calcext:value-type="float">
            <text:p>3.685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6-1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9792" calcext:value-type="float">
            <text:p>3.669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6-1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6-1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6-1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6-1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4072" calcext:value-type="float">
            <text:p>3.624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6-1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8832" calcext:value-type="float">
            <text:p>3.608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6-1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6-1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6-1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6-1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9208" calcext:value-type="float">
            <text:p>3.569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6-1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6-1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6-1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6-1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92" calcext:value-type="float">
            <text:p>3.550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6-1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6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6-10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6-10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6-10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6-10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6-10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6-10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1192" calcext:value-type="float">
            <text:p>3.441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6-10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6-10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6-10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6-10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6-10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6-10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6-10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6-10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6-10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6-10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6-10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6-10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6-10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6-10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6-10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6-10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6-10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6-10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6-10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6-10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6-10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6-10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6-10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6-10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6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6-09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6-09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6-09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6-09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6-09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6-09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6-09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6-09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6-09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7872" calcext:value-type="float">
            <text:p>3.547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6-09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7872" calcext:value-type="float">
            <text:p>3.547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6-09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6-09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6-09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6-09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6-09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6-09-14 20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6-09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6-09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6-09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6-09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6-09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6-09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6-09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6-09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6-09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6-09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6-09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6-09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6-09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6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6-08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6-08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6-08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6-08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6-08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6-08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6-08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6-08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6-08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6-08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6-08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6-08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6-08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92" calcext:value-type="float">
            <text:p>3.550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6-08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6-08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6-08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92" calcext:value-type="float">
            <text:p>3.550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6-08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6-08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6-08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6-08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6-08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6-08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6-08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6-08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6-08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6-08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6-08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6-08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6-08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6-08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6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6-07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6-07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5016" calcext:value-type="float">
            <text:p>2.795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6-07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344" calcext:value-type="float">
            <text:p>2.752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6-07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6-07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6-07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6-07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6-07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6-07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6-07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6-07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6-07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6-07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6-07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6-07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6-07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6-07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6-07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6-07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6-07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6-07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6-07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6-07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6-07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6-07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6-07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6-07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6-07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6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6-06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6-06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7704" calcext:value-type="float">
            <text:p>3.727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6-06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6-06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6-06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6-06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7704" calcext:value-type="float">
            <text:p>3.727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6-06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6-06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6-06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6-06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2088" calcext:value-type="float">
            <text:p>3.752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6-06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6-06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6-06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6-06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6-06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6-06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6-06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6-06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6-06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6-06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6-06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6-06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6-06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6-06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6-06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6-06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6-06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6-06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6-06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6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6-05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6-05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6-05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6-05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6-05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6-05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9416" calcext:value-type="float">
            <text:p>3.709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6-05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176" calcext:value-type="float">
            <text:p>3.694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6-05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8936" calcext:value-type="float">
            <text:p>3.678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6-05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3696" calcext:value-type="float">
            <text:p>3.663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6-05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6-05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6-05-19 14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6-05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6-05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0544" calcext:value-type="float">
            <text:p>3.590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6-05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6-05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9208" calcext:value-type="float">
            <text:p>3.569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6-05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6-05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6-05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6-05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6-05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6-05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6-05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6-05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6-05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6-05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6-05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6-05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6-05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6-05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4072" calcext:value-type="float">
            <text:p>3.624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6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6-04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752" calcext:value-type="float">
            <text:p>3.730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6-04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6-04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6-04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6-04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2088" calcext:value-type="float">
            <text:p>3.752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6-04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6-04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752" calcext:value-type="float">
            <text:p>3.730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6-04-22 16:2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6-04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6-04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176" calcext:value-type="float">
            <text:p>3.694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6-04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6-04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3696" calcext:value-type="float">
            <text:p>3.663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6-04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6-04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6-04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8832" calcext:value-type="float">
            <text:p>3.608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6-04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3592" calcext:value-type="float">
            <text:p>3.593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6-04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6-04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6-04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6-04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6-04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6-04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6-04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6-04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7768" calcext:value-type="float">
            <text:p>3.477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6-04-05 14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6-04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6-04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6-04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6-04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6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6-03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6-03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6-03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3384" calcext:value-type="float">
            <text:p>3.453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6-03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6-03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6-03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6-03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6-03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6-03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6-03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1128" calcext:value-type="float">
            <text:p>3.691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6-03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6-03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6-03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6-03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6-03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6-03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6-03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6-03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6-03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6-03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6-03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6-03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6-03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6-03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6-03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6-03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6-03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6-03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6-03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6-03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6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6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6-0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6-0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6-0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6-0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6-0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6-0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6-0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6-0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6-0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6-0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6-0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6-0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6-0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6-0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6-0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6-0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6-0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6-0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6-0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6-0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6-0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6-0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6-0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6-0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6-0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6-0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6-0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6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6-0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6-0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6-0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6-0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6-0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6-0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6-0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6-0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6-0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6-0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6-0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6-0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6-0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6-0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6-0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6-0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6-0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6-0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6-0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624" calcext:value-type="float">
            <text:p>3.84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6-0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6-0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6-0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6-0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6-0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6-0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6-0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6-0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6-0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6-0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6-0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5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5-12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5-1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5-1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5-1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5-1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5-1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5-1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5-1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5-1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5-1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5-1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752" calcext:value-type="float">
            <text:p>3.730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5-1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5-1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2088" calcext:value-type="float">
            <text:p>3.752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5-1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5-1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5-1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5-1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5-1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5-1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5-1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5-1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5-1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5-1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5-1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5-1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5-1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5-1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5-1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5-1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5-1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5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5-1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2088" calcext:value-type="float">
            <text:p>3.752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5-1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5-1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5-1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5-1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5-1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5-1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5-1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5-1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5-1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5-1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5-1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5-1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5-1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5-1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5-1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5-1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5-1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5-1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5-1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5-1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5-1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5-1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5-1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5-1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5-1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5-1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5-1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5-1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5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5-10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5-10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5-10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5-10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5-10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5-10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5-10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5-10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5-10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5-10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5-10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5-10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5-10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5-10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5-10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5-10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5-10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5-10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5-10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5-10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5-10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5-10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5-10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5-10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5-10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5-10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5-10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5-10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5-10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5-10-01 15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5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5-09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5-09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5-09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5-09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5-09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5-09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5-09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5-09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5-09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5-09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5-09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5-09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5-09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5-09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5-09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5-09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5-09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5-09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5-09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5-09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5-09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5-09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5-09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5-09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5-09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5-09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5-09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5-09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5-09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5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5-08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5-08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5-08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5-08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5-08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5-08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5-08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5-08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5-08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5-08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5-08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5-08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5-08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5-08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5-08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5-08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5-08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5-08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5-08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5-08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5-08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5-08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5-08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5-08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5-08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5-08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5-08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5-08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5-08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5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5-07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5-07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5-07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5-07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5-07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5-07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5-07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1816" calcext:value-type="float">
            <text:p>3.86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5-07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5-07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5-07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5-07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5-07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5-07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5-07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5-07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5-07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5-07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5-07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5-07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5-07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5-07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5-07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5-07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5-07-07 21:0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5-06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5-06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752" calcext:value-type="float">
            <text:p>3.730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5-06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5-06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5-06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5-06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888" calcext:value-type="float">
            <text:p>3.675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5-06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284" calcext:value-type="float">
            <text:p>3.672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5-06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9792" calcext:value-type="float">
            <text:p>3.669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5-06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0648" calcext:value-type="float">
            <text:p>3.660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5-06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5-06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5-06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5-06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5-06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6744" calcext:value-type="float">
            <text:p>3.666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5-06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8936" calcext:value-type="float">
            <text:p>3.678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5-06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0272" calcext:value-type="float">
            <text:p>3.700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5-06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7704" calcext:value-type="float">
            <text:p>3.727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5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5-05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5-05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5-05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5-05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5-05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5-05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5-05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5-05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5-05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5-05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5-05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5-05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5-05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5-05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5-05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5-05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5-05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5-05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5-05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5-05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5-05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5-05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5-05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5-05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5-05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5-05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5-05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5-05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5-05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5-05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5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5-04-29 15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5-04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5-04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5-04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5-04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5-04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5-04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5-04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5-04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5-04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5-04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5-04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5-04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5-04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5-04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5-04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5-04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5-04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5-04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5-04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5-04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5-04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5-04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5-04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5-04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5-04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5-04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5-04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5-04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5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5-03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5-03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5-03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5-03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5-03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5-03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5-03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5-03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5-03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5-03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5-03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5-03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5-03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5-03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5-03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5-03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5-03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5-03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5-03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5-03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5-03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5-03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5-03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5-03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5-03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5-03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5-03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5-03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5-03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5-03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5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5-0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5-0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5-0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5-0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5-0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5-0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5-0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5-0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5-0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5-0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5-0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5-0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5-0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5-0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5-0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5-0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5-0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5-0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5-0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5-0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5-0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5-0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5-0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5-0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5-0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5-0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5-0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5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5-0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5-0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5-0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5-0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5-0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5-0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5-0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5-0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5-0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5-0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5-0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5-0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5-0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5-0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5-0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5-0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5-0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5-0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5-0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5-0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5-0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5-0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5-0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5-0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5-0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5-0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5-0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5-0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5-0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5-0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4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4-12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4-1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4-1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4-1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4-1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4-1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4-1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4-1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4-1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4-1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4-1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4-1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4-1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4-1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4-1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4-1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4-1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4-1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4-1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4-1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4-1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4-1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4-1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4-1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4-1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4-1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4-1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4-1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4-1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4-1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4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4-1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4-1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4-1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4-1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4-1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4-1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4-1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4-1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4-1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4-1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4-1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4-1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4-1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4-1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4-1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4-1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4-1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4-1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4-1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4-1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4-1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4-1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4-1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4-1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4-1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4-1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4-1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4-1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4-1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4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4-10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4-10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4-10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4-10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4-10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4-10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4-10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4-10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4-10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4-10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4-10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4-10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4-10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4-10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4-10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4-10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4-10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4-10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4-10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4-10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4-10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4-10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4-10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4-10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4-10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4-10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4-10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4-10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4-10-02 14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4-10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4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4-09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4-09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4-09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4-09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4-09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4-09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4-09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4-09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4-09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2088" calcext:value-type="float">
            <text:p>3.752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4-09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4-09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5512" calcext:value-type="float">
            <text:p>3.715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4-09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9416" calcext:value-type="float">
            <text:p>3.709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4-09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4-09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9416" calcext:value-type="float">
            <text:p>3.709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4-09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4-09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4-09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4-09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4-09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4-09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4-09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4-09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4-09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4-09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4-09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4-09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4-09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4-09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4-09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4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4-08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4-08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4-08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4-08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4-08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4-08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4-08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4-08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4-08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4-08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4-08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4-08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4-08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4-08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4-08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4-08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4-08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4-08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4-08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4-08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4-08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4-08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4-08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4-08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9416" calcext:value-type="float">
            <text:p>3.709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4-08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5032" calcext:value-type="float">
            <text:p>3.685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4-08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4-08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4-08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9688" calcext:value-type="float">
            <text:p>3.599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4-08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9208" calcext:value-type="float">
            <text:p>3.569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4-08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4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4-07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4-07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4-07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4-07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4-07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4-07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4-07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4-07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4-07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4-07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4-07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4-07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4-07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4-07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4-07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4-07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4-07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4-07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4-07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4-07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4-07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4-07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4-07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4-07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4-07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4-07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4-07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4-07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4-07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4-07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4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4-06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4-06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4-06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4-06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4-06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4-06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4-06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4-06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4-06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4-06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4-06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4-06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4-06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4-06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4-06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4-06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4-06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4-06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4-06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4-06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4-06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4-06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4-06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4-06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4-06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4-06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4-06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4-06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4-06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4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4-05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4-05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4-05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4-05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4-05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4-05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4-05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4-05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4-05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4-05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4-05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4-05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4-05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4-05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4-05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4-05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4-05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4-05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4-05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4-05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4-05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4-05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4-05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4-05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4-05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4-05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4-05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4-05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4-05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4-05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4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432" calcext:value-type="float">
            <text:p>2.694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4-04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4-04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4-04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4-04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4-04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4-04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4-04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4-04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4-04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4-04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4-04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4-04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4-04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4-04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4-04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0544" calcext:value-type="float">
            <text:p>3.590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4-04-14 19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5512" calcext:value-type="float">
            <text:p>3.715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4-04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4-04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624" calcext:value-type="float">
            <text:p>3.84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4-04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4-04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4-04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4-04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4-04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4-04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4-04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4-04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4-04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4-04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4-04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4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4-03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4-03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4-03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4-03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4-03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4-03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4-03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4-03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4-03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4-03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4-03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4-03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4-03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4-03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4-03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4-03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4-03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4-03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4-03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4-03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4-03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4-03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4-03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4-03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4-03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4-03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4-03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4-03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4-03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4-03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4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4-0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4-0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4-0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4-0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4-0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4-0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4-0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4-0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4-0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4-0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4-0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4-0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4-0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4-0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4-0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4-0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4-0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4-0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4-0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4-0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4-0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4-0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4-0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4-0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4-0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4-0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4-0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4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4-0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4-0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4-0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4-0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4-0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4-0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4-0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4-0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4-0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4-0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4-0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4-0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4-0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4-0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4-0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4-0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4-0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4-0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4-0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4-0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4-0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4-0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4-0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4-0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4-0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4-0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4-0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4-0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4-0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4-0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3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3-12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3-1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3-1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3-1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3-1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3-1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3-1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3-1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3-1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3-1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3-1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3-1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3-1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3-1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3-1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3-1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3-1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3-1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3-1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3-1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3-1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3-1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3-1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3-1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3-1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3-1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3-1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3-1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3-1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3-1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3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3-1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3-1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3-1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3-1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3-1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3-1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3-1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3-1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3-1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3-1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3-1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3-1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3-1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3-1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3-1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3-1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3-1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3-1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3-1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3-1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3-1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3-1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3-1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3-1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3-1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3-1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3-1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3-1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3-1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3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3-10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3-10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3-10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3-10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3-10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3-10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3-10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3-10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3-10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3-10-21 20:4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3-10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3-10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3-10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3-10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3-10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3-10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3-10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3-10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3-10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3-10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3-10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3-10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3-10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3-10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3-10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3-10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3-10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3-10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3-10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3-10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3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3-09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3-09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3-09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3-09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3-09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3-09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3-09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3-09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3-09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3-09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3-09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3-09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3-09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3-09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3-09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3-09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3-09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3-09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3-09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3-09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3-09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3-09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3-09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3-09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3-09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3-09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3-09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3-09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3-09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3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3-08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3-08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3-08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3-08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3-08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3-08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3-08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3-08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3-08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3-08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3-08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3-08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3-08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3-08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3-08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3-08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3-08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3-08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3-08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3-08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3-08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3-08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3-08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3-08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3-08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3-08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3-08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7704" calcext:value-type="float">
            <text:p>3.727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3-08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3-08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3-08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3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0648" calcext:value-type="float">
            <text:p>3.660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3-07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3-07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3-07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3-07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3-07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3-07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3-07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3-07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3-07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3-07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3-07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3-07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3-07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3-07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3-07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3-07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3-07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3-07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3-07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3-07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3-07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3-07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3-07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3-07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3-07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3-07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3-07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3-07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3-07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3-07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3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3-06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3-06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3-06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3-06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3-06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3-06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3-06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3-06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3-06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3-06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3-06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3-06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3-06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3-06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3-06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3-06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3-06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3-06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3-06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3-06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3-06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3-06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3-06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3-06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3-06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3-06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3-06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3-06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3-06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3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3-05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3-05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3-05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3-05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3-05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3-05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3-05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3-05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3-05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3-05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3-05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3-05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3-05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3-05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3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3-04-29 15:5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3-04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3-04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3-04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3-04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3-04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3-04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0648" calcext:value-type="float">
            <text:p>3.660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3-04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8936" calcext:value-type="float">
            <text:p>3.678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3-04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1128" calcext:value-type="float">
            <text:p>3.691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3-04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9416" calcext:value-type="float">
            <text:p>3.709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3-04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3-04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3-04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2088" calcext:value-type="float">
            <text:p>3.752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3-04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3-04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3-04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3-04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3-04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3-04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3-04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3-04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624" calcext:value-type="float">
            <text:p>3.84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3-04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3-04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3-04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3-04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3-04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3-04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3-04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3-04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3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3-03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3-03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3-03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3-03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3-03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3-03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3-03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3-03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3-03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3-03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3-03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3-03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3-03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3-03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3-03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3-03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3-03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3-03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3-03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3-03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3-03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3-03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3-03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3-03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3-03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3-03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3-03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3-03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3-03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3-03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3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3-0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3-0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3-0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3-0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3-0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3-0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3-0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3-0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3-0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3-0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3-0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3-0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3-0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3-0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3-0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3-0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3-0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3-0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3-0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3-0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3-0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3-0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3-0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3-0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3-0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3-0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3-0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3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3-0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3-0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3-0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3-0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3-0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3-0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3-0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3-0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3-0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3-0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3-0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3-0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3-0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3-0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3-0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3-0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3-0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3-0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3-0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3-0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3-0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3-0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3-0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3-0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3-0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3-0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3-0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3-0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3-0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3-0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2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2-12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2-1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2-1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2-1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2-1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2-1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2-1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2-1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2-1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2-1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2-1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2-1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2-1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2-1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2-1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2-1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2-1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2-1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2-1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2-1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2-1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2-1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2-1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2-1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2-1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2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2-1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2-1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2-1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2-1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2-1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2-1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2-1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2-1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2-1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2-1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2-1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2-1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2-1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2-1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2-1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2-1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2-1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2-1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2-1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2-1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2-1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2-11-06 16:1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2-05-30 17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2011-05-18 2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1999-07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3712" calcext:value-type="float">
            <text:p>4.553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1999-05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1999-02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6424" calcext:value-type="float">
            <text:p>4.91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1998-11-23 19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3272" calcext:value-type="float">
            <text:p>4.84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1998-11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2</text:p>
          </table:table-cell>
          <table:table-cell office:value-type="string" calcext:value-type="string">
            <text:p>1998-11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4128" calcext:value-type="float">
            <text:p>4.83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690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8386" meta:object-count="0"/>
    <meta:user-defined meta:name="AppVersion">3.0</meta:user-defined>
  </office:meta>
</office:document-meta>
</file>